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paragraph-properties fo:text-align="center" style:justify-single-word="false"/>
      <style:text-properties fo:font-variant="normal" fo:text-transform="none" fo:color="#000000" style:font-name="serif" fo:font-size="24.6000003814697pt" fo:letter-spacing="normal" fo:font-style="normal"/>
    </style:style>
    <style:style style:name="P2" style:family="paragraph" style:parent-style-name="Text_20_body">
      <style:paragraph-properties fo:margin-left="0cm" fo:margin-right="0cm" fo:text-align="center" style:justify-single-word="false" fo:widows="1" fo:text-indent="0cm" style:auto-text-indent="false"/>
      <style:text-properties fo:font-variant="normal" fo:text-transform="none" fo:color="#000000" style:font-name="serif" fo:font-size="18.6000003814697pt" fo:letter-spacing="normal" fo:font-style="normal" fo:font-weight="bold"/>
    </style:style>
    <style:style style:name="P3" style:family="paragraph" style:parent-style-name="Text_20_body">
      <style:paragraph-properties fo:margin-left="0cm" fo:margin-right="0cm" style:line-height-at-least="0.445cm" fo:text-align="justify" style:justify-single-word="false" fo:widows="1" fo:text-indent="0cm" style:auto-text-indent="false"/>
      <style:text-properties fo:font-variant="normal" fo:text-transform="none" fo:color="#000000" style:font-name="serif" fo:font-size="12pt" fo:letter-spacing="normal" fo:font-style="normal" fo:font-weight="normal"/>
    </style:style>
    <style:style style:name="P4" style:family="paragraph" style:parent-style-name="Text_20_body">
      <style:paragraph-properties fo:margin-left="0cm" fo:margin-right="0cm" style:line-height-at-least="0.445cm" fo:text-align="justify" style:justify-single-word="false" fo:widows="1" fo:text-indent="0cm" style:auto-text-indent="false"/>
      <style:text-properties fo:font-variant="normal" fo:text-transform="none" fo:color="#000000" style:font-name="serif" fo:font-size="12pt" fo:letter-spacing="normal" fo:font-style="normal" fo:font-weight="normal" officeooo:paragraph-rsid="00046fae"/>
    </style:style>
    <style:style style:name="P5" style:family="paragraph" style:parent-style-name="Text_20_body">
      <style:paragraph-properties fo:margin-left="0cm" fo:margin-right="0cm" style:line-height-at-least="0.445cm" fo:text-align="justify" style:justify-single-word="false" fo:widows="1" fo:text-indent="0cm" style:auto-text-indent="false"/>
    </style:style>
    <style:style style:name="P6" style:family="paragraph" style:parent-style-name="Text_20_body">
      <style:paragraph-properties fo:margin-left="0cm" fo:margin-right="0cm" style:line-height-at-least="0.445cm" fo:text-align="justify" style:justify-single-word="false" fo:widows="1" fo:text-indent="0cm" style:auto-text-indent="false"/>
      <style:text-properties officeooo:paragraph-rsid="00046fae"/>
    </style:style>
    <style:style style:name="P7" style:family="paragraph" style:parent-style-name="Heading_20_2">
      <style:paragraph-properties fo:margin-left="0cm" fo:margin-right="0cm" fo:text-align="center" style:justify-single-word="false" fo:widows="1" fo:text-indent="0cm" style:auto-text-indent="false"/>
      <style:text-properties fo:font-variant="normal" fo:text-transform="none" fo:color="#000000" style:font-name="serif" fo:font-size="18.6000003814697pt" fo:letter-spacing="normal" fo:font-style="normal"/>
    </style:style>
    <style:style style:name="P8" style:family="paragraph" style:parent-style-name="Heading_20_3">
      <style:paragraph-properties fo:margin-left="0cm" fo:margin-right="0cm" fo:text-align="center" style:justify-single-word="false" fo:widows="1" fo:text-indent="0cm" style:auto-text-indent="false"/>
      <style:text-properties fo:font-variant="normal" fo:text-transform="none" fo:color="#000000" style:font-name="serif" fo:font-size="15.6000003814697pt" fo:letter-spacing="normal" fo:font-style="normal"/>
    </style:style>
    <style:style style:name="T1" style:family="text">
      <style:text-properties fo:font-weight="bold"/>
    </style:style>
    <style:style style:name="T2" style:family="text">
      <style:text-properties fo:font-variant="normal" fo:text-transform="none" fo:color="#000000" style:font-name="serif" fo:font-size="12pt" fo:letter-spacing="normal" fo:font-style="normal" fo:font-weight="bold"/>
    </style:style>
    <style:style style:name="T3" style:family="text">
      <style:text-properties fo:font-variant="normal" fo:text-transform="none" fo:color="#000000" style:font-name="serif" fo:font-size="12pt" fo:letter-spacing="normal" fo:font-style="normal" fo:font-weight="normal"/>
    </style:style>
    <style:style style:name="T4" style:family="text">
      <style:text-properties fo:font-variant="normal" fo:text-transform="none" fo:color="#404040" style:font-name="serif"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Онтология</text:h>
      <text:p text:style-name="P2">Тезаурус для FinNet</text:p>
      <text:p text:style-name="P5"><text:span text:style-name="T2">Тезаурус</text:span><text:span text:style-name="T3"> — специальная терминология, словарь, собрание сведений, корпус или свод, полномерно охватывающие понятия, определения и термины специальной области знаний или сферы деятельности, что должно способствовать правильной лексической, корпоративной коммуникации (пониманию в общении и взаимодействии лиц, связанных одной дисциплиной или профессией)... </text:span><text:a xlink:type="simple" xlink:href="https://ru.wikipedia.org/wiki/%D2%E5%E7%E0%F3%F0%F3%F1"><text:span text:style-name="T4">W</text:span></text:a></text:p>
      <text:p text:style-name="P5"><text:span text:style-name="T2">Онтология</text:span><text:span text:style-name="T3"> — учение о сущем; учение о бытии как таковом; раздел философии, изучающий фундаментальные принципы бытия, его наиболее общие сущности и категории, структуру и закономерности. </text:span><text:a xlink:type="simple" xlink:href="https://ru.wikipedia.org/wiki/%CE%ED%F2%EE%EB%EE%E3%E8%FF"><text:span text:style-name="T4">W</text:span></text:a></text:p>
      <text:p text:style-name="P5"><text:span text:style-name="T3">Предмет онтологии. Основным предметом онтологии является сущее; бытие, которое определяется как полнота и единство всех видов </text:span><text:a xlink:type="simple" xlink:href="https://ru.wikipedia.org/wiki/Реальность"><text:span text:style-name="T4">реальности</text:span></text:a><text:span text:style-name="T3">: </text:span><text:a xlink:type="simple" xlink:href="https://ru.wikipedia.org/wiki/Объективная_реальность"><text:span text:style-name="T4">объективной</text:span></text:a><text:span text:style-name="T3">, физической (</text:span><text:a xlink:type="simple" xlink:href="https://ru.wikipedia.org/wiki/Природа"><text:span text:style-name="T4">природа</text:span></text:a><text:span text:style-name="T3">), </text:span><text:a xlink:type="simple" xlink:href="https://ru.wikipedia.org/wiki/Субъективная_реальность"><text:span text:style-name="T4">субъективной</text:span></text:a><text:span text:style-name="T3">, социальной (</text:span><text:a xlink:type="simple" xlink:href="https://ru.wikipedia.org/wiki/Общество"><text:span text:style-name="T4">общество</text:span></text:a><text:span text:style-name="T3">) и</text:span><text:a xlink:type="simple" xlink:href="https://ru.wikipedia.org/wiki/Виртуальная_реальность"><text:span text:style-name="T4">виртуальной</text:span></text:a><text:span text:style-name="T3">... </text:span><text:a xlink:type="simple" xlink:href="https://ru.wikipedia.org/wiki/%CE%ED%F2%EE%EB%EE%E3%E8%FF#.D0.9F.D1.80.D0.B5.D0.B4.D0.BC.D0.B5.D1.82_.D0.BE.D0.BD.D1.82.D0.BE.D0.BB.D0.BE.D0.B3.D0.B8.D0.B8"><text:span text:style-name="T4">W</text:span></text:a></text:p>
      <text:p text:style-name="P5"><text:span text:style-name="T2">Онтология в информатике</text:span><text:span text:style-name="T3"> — это попытка всеобъемлющей и подробной формализации некоторой области знаний с помощью концептуальной схемы. Обычно такая схема состоит из структуры данных, содержащей все релевантные классы объектов, их связи и правила (теоремы, ограничения), принятые в этой области. Этот термин в информатике является производным от древнего философского понятия «онтология». Онтологии используются в процессе программирования как форма представления знаний о реальном мире или его части. Основные сферы применения — моделирование бизнес-процессов, семантическая паутина (англ. Semantic Web), искусственный интеллект. </text:span><text:a xlink:type="simple" xlink:href="https://ru.wikipedia.org/wiki/Онтология_(информатика)"><text:span text:style-name="T4">W</text:span></text:a></text:p>
      <text:p text:style-name="Horizontal_20_Line"/>
      <text:p text:style-name="Horizontal_20_Line"/>
      <text:h text:style-name="P7" text:outline-level="2">Общество</text:h>
      <text:p text:style-name="P5"><text:span text:style-name="T2">Общество</text:span><text:span text:style-name="T3"> в широком смысле — форма объединения людей, обладающих общими интересами, ценностями и целями. Человеческие общества характеризуются </text:span><text:a xlink:type="simple" xlink:href="https://ru.wikipedia.org/wiki/Модель"><text:span text:style-name="T4">моделью</text:span></text:a><text:span text:style-name="T3"> отношений (</text:span><text:a xlink:type="simple" xlink:href="https://ru.wikipedia.org/wiki/Общественные_отношения"><text:span text:style-name="T4">социальных отношений</text:span></text:a><text:span text:style-name="T3">) между людьми, которая может быть описана как совокупность таких отношений между его субъектами. </text:span><text:a xlink:type="simple" xlink:href="https://ru.wikipedia.org/wiki/Общество"><text:span text:style-name="T4">W</text:span></text:a></text:p>
      <text:p text:style-name="P5"><text:span text:style-name="T2">Общественные отношения (социальные отношения)</text:span><text:span text:style-name="T3"> — это различные социальные взаимосвязи, возникающие в </text:span><text:a xlink:type="simple" xlink:href="https://ru.wikipedia.org/wiki/Социальное_взаимодействие"><text:span text:style-name="T4">социальном взаимодействии</text:span></text:a><text:span text:style-name="T3">, связанные с положением людей и функциями, выполняемыми ими в обществе. Общественные отношения представляют собой совокупность социально значимых связей между членами общества. </text:span><text:a xlink:type="simple" xlink:href="https://ru.wikipedia.org/wiki/Общественные_отношения"><text:span text:style-name="T4">W</text:span></text:a></text:p>
      <text:h text:style-name="P8" text:outline-level="3">Социальная система</text:h>
      <text:p text:style-name="P5"><text:span text:style-name="T2">Социальная система</text:span><text:span text:style-name="T3"> — это совокупность социальных явлений и </text:span><text:soft-page-break/><text:span text:style-name="T3">процессов, которые находятся в отношениях и связи между собой и образуют некоторый социальный объект. Этот объект выступает как единство взаимосвязанных частей (элементов, компонентов, подсистем), взаимодействие которых между собой и с окружающей средой обуславливают его существование, функционирование и развитие как целого. Любая система предполагает наличие внутренней упорядоченности и установление границ, отделяющих ее от других объектов. Структура – обеспечивает внутренний порядок соединения элементов системы. </text:span><text:a xlink:type="simple" xlink:href="https://ru.wikipedia.org/wiki/Социальная_система"><text:span text:style-name="T4">W</text:span></text:a></text:p>
      <text:p text:style-name="P5"><text:span text:style-name="T3">Структура социальной системы - это способ взаимосвязи взаимодействующих в ней подсистем, компонентов и элементов, обеспечивающий ее целостность. Основными элементами (социальными единицами) социальной структуры общества выступают социальные общности, </text:span><text:a xlink:type="simple" xlink:href="https://ru.wikipedia.org/wiki/Социальные_институты"><text:span text:style-name="T4">социальные институты</text:span></text:a><text:span text:style-name="T3">, социальные группы и </text:span><text:a xlink:type="simple" xlink:href="https://ru.wikipedia.org/wiki/Социальные_организации"><text:span text:style-name="T4">социальные организации</text:span></text:a><text:span text:style-name="T3">.</text:span></text:p>
      <text:p text:style-name="P5"><text:span text:style-name="T2">Социальная структура</text:span><text:span text:style-name="T3"> — совокупность взаимосвязанных элементов, составляющих внутреннее строение общества. </text:span><text:a xlink:type="simple" xlink:href="https://ru.wikipedia.org/wiki/Социальная_структура"><text:span text:style-name="T4">W</text:span></text:a></text:p>
      <text:p text:style-name="P5"><text:span text:style-name="T2">Социальная группа</text:span><text:span text:style-name="T3"> — объединения людей, имеющие общие значимые специфические признаки, основанные на их участии в некоторой деятельности, связанной системой отношений, которые регулируются формальными или неформальными социальными институтами. </text:span><text:a xlink:type="simple" xlink:href="https://ru.wikipedia.org/wiki/Социальная_группа"><text:span text:style-name="T4">W</text:span></text:a></text:p>
      <text:p text:style-name="P5"><text:span text:style-name="T2">Социальная организация общества</text:span><text:span text:style-name="T3"> — установленный в обществе нормативный социальный порядок, а также деятельность, направленная на его поддержание или приведение к нему. </text:span><text:a xlink:type="simple" xlink:href="https://ru.wikipedia.org/wiki/Социальная_организация"><text:span text:style-name="T4">W</text:span></text:a></text:p>
      <text:p text:style-name="P5"><text:span text:style-name="T2">Социальная иерархия</text:span><text:span text:style-name="T3"> — иерархическая структура отношений власти, доходов, престижа и т. д. Социальная иерархия отражает неравенство социальных статусов. Многие организации, например, компании, церкви, армии и политические движения являются иерархическими организациями. Таким образом, отношения, определяющие эту иерархию, являются «командными» или «властными». </text:span><text:a xlink:type="simple" xlink:href="https://ru.wikipedia.org/wiki/Социальная_иерархия"><text:span text:style-name="T4">W</text:span></text:a></text:p>
      <text:h text:style-name="P8" text:outline-level="3">Социальный институт</text:h>
      <text:p text:style-name="P5"><text:span text:style-name="T2">Социальный институт</text:span><text:span text:style-name="T3"> — исторически сложившаяся или созданная целенаправленными усилиями форма организации совместной жизнедеятельности людей, существование которой диктуется необходимостью удовлетворения социальных, экономических, политических, культурных или иных потребностей общества в целом или его части. Институты характеризуются своими возможностями влиять на поведение людей посредством установленных правил. </text:span><text:a xlink:type="simple" xlink:href="https://ru.wikipedia.org/wiki/Социальный_институт"><text:span text:style-name="T4">W</text:span></text:a></text:p>
      <text:p text:style-name="P5"><text:span text:style-name="T3">Сферы жизнедеятельности общества: Экономическая, Социальная, Политическая, Духовная, Институт родства (брак и семья). </text:span><text:a xlink:type="simple" xlink:href="https://ru.wikipedia.org/wiki/Социальный_институт#.D0.A1.D1.84.D0.B5.D1.80.D1.8B_.D0.B6.D0.B8.D0.B7.D0.BD.D0.B5.D0.B4.D0.B5.D1.8F.D1.82.D0.B5.D0.BB.D1.8C.D0.BD.D0.BE.D1.81.D1.82.D0.B8_.D0.BE.D0.B1.D1.89.D0.B5.D1.81.D1.82.D0.B2.D0.B0"><text:span text:style-name="T4">W</text:span></text:a><text:span text:style-name="T3"> <text:line-break/>− </text:span><text:span text:style-name="T2">Экономическая</text:span><text:span text:style-name="T3"> — отношения в процессе производства (производство, распределение, потребление материальных благ). Институты, относящиеся к экономической сфере: частная собственность, материальное производство, рынок и др.</text:span></text:p>
      <text:p text:style-name="P5"><text:span text:style-name="T2">Потребность</text:span><text:span text:style-name="T3"> — внутреннее состояние психологического или функционального ощущения недостаточности чего-либо, проявляется в </text:span><text:soft-page-break/><text:span text:style-name="T3">зависимости от ситуационных факторов. </text:span><text:a xlink:type="simple" xlink:href="https://ru.wikipedia.org/wiki/Потребность"><text:span text:style-name="T4">W</text:span></text:a></text:p>
      <text:p text:style-name="P5"><text:span text:style-name="T2">Мотивация</text:span><text:span text:style-name="T3"> — побуждение к действию; динамический процесс психофизиологического плана, управляющий поведением человека, определяющий его направленность, организованность, активность и устойчивость; способность человека деятельно удовлетворять свои потребности. </text:span><text:a xlink:type="simple" xlink:href="https://ru.wikipedia.org/wiki/Мотивация"><text:span text:style-name="T4">W</text:span></text:a></text:p>
      <text:p text:style-name="P5"><text:span text:style-name="T2">Полезность</text:span><text:span text:style-name="T3"> блага или товара — его способность удовлетворять какую-нибудь человеческую потребность. </text:span><text:a xlink:type="simple" xlink:href="https://ru.wikipedia.org/wiki/Полезность"><text:span text:style-name="T4">W</text:span></text:a></text:p>
      <text:p text:style-name="P5"><text:span text:style-name="T2">Ограниченность ресурсов</text:span><text:span text:style-name="T3"> — экономическое понятие, выражающее конечность, редкость, дефицитность ресурсов, доступных человеку и человечеству в каждый конкретный момент, относительную их недостаточность в сравнении с безграничными человеческими потребностями, для удовлетворения которых эти ресурсы употребляются. </text:span><text:a xlink:type="simple" xlink:href="https://ru.wikipedia.org/wiki/Ограниченность_ресурсов_(экономика)"><text:span text:style-name="T4">W</text:span></text:a></text:p>
      <text:p text:style-name="Horizontal_20_Line"/>
      <text:p text:style-name="Horizontal_20_Line"/>
      <text:h text:style-name="P7" text:outline-level="2">Факторы производства</text:h>
      <text:p text:style-name="P5"><text:span text:style-name="T2">Факторы производства</text:span><text:span text:style-name="T3"> — ресурсы, необходимые для производства товаров и услуг. </text:span><text:a xlink:type="simple" xlink:href="https://ru.wikipedia.org/wiki/Факторы_производства"><text:span text:style-name="T4">W</text:span></text:a></text:p>
      <text:p text:style-name="P6"><text:a xlink:type="simple" xlink:href="https://ru.wikipedia.org/wiki/Факторы_производства#.D0.9E.D1.81.D0.BD.D0.BE.D0.B2.D0.BD.D1.8B.D0.B5_.D1.84.D0.B0.D0.BA.D1.82.D0.BE.D1.80.D1.8B_.D0.BF.D1.80.D0.BE.D0.B8.D0.B7.D0.B2.D0.BE.D0.B4.D1.81.D1.82.D0.B2.D0.B0"><text:span text:style-name="T4">Основные факторы производства</text:span></text:a><text:span text:style-name="T3"> <text:line-break/>1) </text:span><text:a xlink:type="simple" xlink:href="https://ru.wikipedia.org/wiki/Труд"><text:span text:style-name="T4">Труд</text:span></text:a><text:span text:style-name="T3"> — рабочая сила</text:span></text:p>
      <text:p text:style-name="P6"><text:span text:style-name="T3">2) </text:span><text:a xlink:type="simple" xlink:href="https://ru.wikipedia.org/wiki/Природные_ресурсы"><text:span text:style-name="T4">Природные ресурсы</text:span></text:a><text:span text:style-name="T3"> — сырьё: пашни, недра, леса и воды</text:span></text:p>
      <text:p text:style-name="P6"><text:span text:style-name="T3">3) </text:span><text:a xlink:type="simple" xlink:href="https://ru.wikipedia.org/wiki/Капитал"><text:span text:style-name="T4">Капитал</text:span></text:a><text:span text:style-name="T3"> — средства производства</text:span></text:p>
      <text:p text:style-name="P6"><text:span text:style-name="T3">4) </text:span><text:a xlink:type="simple" xlink:href="https://ru.wikipedia.org/wiki/Предпринимательство"><text:span text:style-name="T4">Предпринимательство</text:span></text:a><text:span text:style-name="T3"> - предпринимательские способности (бизнес)</text:span></text:p>
      <text:p text:style-name="P6"><text:span text:style-name="T3">5) </text:span><text:a xlink:type="simple" xlink:href="https://ru.wikipedia.org/wiki/Информация"><text:span text:style-name="T4">Информация</text:span></text:a></text:p>
      <text:p text:style-name="P6"><text:span text:style-name="T3">6) </text:span><text:a xlink:type="simple" xlink:href="https://ru.wikipedia.org/wiki/Инновация"><text:span text:style-name="T4">Инновации</text:span></text:a></text:p>
      <text:p text:style-name="P6"><text:a xlink:type="simple" xlink:href="https://ru.wikipedia.org/wiki/Факторы_производства#.D0.94.D0.BE.D1.85.D0.BE.D0.B4_.D1.81_.D1.84.D0.B0.D0.BA.D1.82.D0.BE.D1.80.D0.BE.D0.B2_.D0.BF.D1.80.D0.BE.D0.B8.D0.B7.D0.B2.D0.BE.D0.B4.D1.81.D1.82.D0.B2.D0.B0"><text:span text:style-name="T4">Доход с факторов производства</text:span></text:a></text:p>
      <text:p text:style-name="P6"><text:span text:style-name="T3">Земля — </text:span><text:a xlink:type="simple" xlink:href="https://ru.wikipedia.org/wiki/Рента_(экономика)"><text:span text:style-name="T4">Рента</text:span></text:a></text:p>
      <text:p text:style-name="P6"><text:span text:style-name="T3">Труд — </text:span><text:a xlink:type="simple" xlink:href="https://ru.wikipedia.org/wiki/Заработная_плата"><text:span text:style-name="T4">Заработная плата</text:span></text:a></text:p>
      <text:p text:style-name="P6"><text:span text:style-name="T3">Капитал — </text:span><text:a xlink:type="simple" xlink:href="https://ru.wikipedia.org/wiki/Процент"><text:span text:style-name="T4">Процент</text:span></text:a></text:p>
      <text:p text:style-name="P6"><text:span text:style-name="T3">Предпринимательские способности — </text:span><text:a xlink:type="simple" xlink:href="https://ru.wikipedia.org/wiki/Прибыль"><text:span text:style-name="T4">Прибыль</text:span></text:a></text:p>
      <text:p text:style-name="P5"><text:span text:style-name="T2">Труд</text:span><text:span text:style-name="T3"> — целесообразная, сознательная деятельность человека, направленная на удовлетворение потребностей индивида и общества. Как </text:span><text:a xlink:type="simple" xlink:href="https://ru.wikipedia.org/wiki/Экономическая_категория"><text:span text:style-name="T4">экономическая категория</text:span></text:a><text:span text:style-name="T3"> труд представляет собой один из факторов производства. </text:span><text:a xlink:type="simple" xlink:href="https://ru.wikipedia.org/wiki/Труд"><text:span text:style-name="T4">W</text:span></text:a></text:p>
      <text:p text:style-name="P5"><text:span text:style-name="T2">Природные ресурсы</text:span><text:span text:style-name="T3"> — это естественные ресурсы, необходимые для существования человеческого общества и используемые в хозяйстве. </text:span><text:a xlink:type="simple" xlink:href="https://ru.wikipedia.org/wiki/Природные_ресурсы"><text:span text:style-name="T4">W</text:span></text:a></text:p>
      <text:p text:style-name="P5"><text:span text:style-name="T2">Капитал</text:span><text:span text:style-name="T3"> — совокупность имущества, используемого для получения прибыли. Направление активов в сферу производства или оказания услуг с целью извлечения прибыли называют также капиталовложениями или </text:span><text:soft-page-break/><text:span text:style-name="T3">инвестициями. </text:span><text:a xlink:type="simple" xlink:href="https://ru.wikipedia.org/wiki/Капитал"><text:span text:style-name="T4">W</text:span></text:a></text:p>
      <text:p text:style-name="P5"><text:span text:style-name="T2">Предпринимательство, предпринимательская деятельность</text:span><text:span text:style-name="T3"> — экономическая деятельность, направленная на систематическое получение прибыли от производства и/или продажи товаров, оказания услуг. Для этой цели используется имущество, нематериальные активы, труд как самого предпринимателя, так и привлечённые со стороны. Нет гарантий, что затраченные средства окупятся, что произведённое будет продано с прибылью. С этим связан риск потерь всего или части имущества. </text:span><text:a xlink:type="simple" xlink:href="https://ru.wikipedia.org/wiki/Предпринимательство"><text:span text:style-name="T4">W</text:span></text:a></text:p>
      <text:p text:style-name="P5"><text:span text:style-name="T2">Прибыль</text:span><text:span text:style-name="T3"> — положительная разница между суммарными доходами и затратами на производство или приобретение, хранение, транспортировку, сбыт этих товаров и услуг. Прибыль = Доходы − Затраты (в денежном выражении). Является важнейшим показателем финансовых результатов хозяйственной деятельности субъектов предпринимательства. </text:span><text:a xlink:type="simple" xlink:href="https://ru.wikipedia.org/wiki/Прибыль"><text:span text:style-name="T4">W</text:span></text:a></text:p>
      <text:p text:style-name="P5"><text:span text:style-name="T3">Субъективные теории об источнике прибыли: </text:span><text:a xlink:type="simple" xlink:href="https://ru.wikipedia.org/wiki/Прибыль#.D0.9E.D0.BF.D0.BB.D0.B0.D1.82.D0.B0_.D1.83.D1.81.D0.BB.D1.83.D0.B3_.D0.BF.D1.80.D0.B5.D0.B4.D0.BF.D1.80.D0.B8.D0.BD.D0.B8.D0.BC.D0.B0.D1.82.D0.B5.D0.BB.D1.8F"><text:span text:style-name="T4">Оплата услуг предпринимателя</text:span></text:a><text:span text:style-name="T3">, </text:span><text:a xlink:type="simple" xlink:href="https://ru.wikipedia.org/wiki/Прибыль#.D0.98.D0.BD.D0.BD.D0.BE.D0.B2.D0.B0.D1.86.D0.B8.D0.B8"><text:span text:style-name="T4">Инновации</text:span></text:a><text:span text:style-name="T3">, </text:span><text:a xlink:type="simple" xlink:href="https://ru.wikipedia.org/wiki/Прибыль#.D0.A0.D0.B8.D1.81.D0.BA"><text:span text:style-name="T4">Риск</text:span></text:a><text:span text:style-name="T3">.</text:span></text:p>
      <text:p text:style-name="P5"><text:span text:style-name="T2">Рента</text:span><text:span text:style-name="T3"> (экономика) — регулярно получаемый доход с капитала, облигаций, имущества, земли. </text:span><text:a xlink:type="simple" xlink:href="https://ru.wikipedia.org/wiki/Рента"><text:span text:style-name="T4">W</text:span></text:a><text:span text:style-name="T3"> <text:line-break/>Земельная рента — цена, уплачиваемая за использование земли и других природных ресурсов. </text:span><text:a xlink:type="simple" xlink:href="https://ru.wikipedia.org/wiki/Земельная_рента"><text:span text:style-name="T4">W</text:span></text:a><text:span text:style-name="T3"> <text:line-break/>Финансовая рента (аннуитет) — ряд последовательных фиксированных платежей, производимых через равные промежутки времени. </text:span><text:a xlink:type="simple" xlink:href="https://ru.wikipedia.org/wiki/Аннуитет"><text:span text:style-name="T4">W</text:span></text:a></text:p>
      <text:p text:style-name="P5"><text:span text:style-name="T2">Заработная плата</text:span><text:span text:style-name="T3"> — денежная компенсация, которую работник получает в обмен на свой труд. </text:span><text:a xlink:type="simple" xlink:href="https://ru.wikipedia.org/wiki/Заработная_плата"><text:span text:style-name="T4">W</text:span></text:a></text:p>
      <text:p text:style-name="P5"><text:span text:style-name="T3">Наёмное или зарплатное рабство — в терминологии критиков капитализма — свойственное капитализму положение, при котором работник теоретически (de jure) работает по собственной воле, а на практике (de facto) вынужден торговать собственной рабочей силой, подчиняя себя диктату власти либо работодателя с тем, чтобы выжить. </text:span><text:a xlink:type="simple" xlink:href="https://ru.wikipedia.org/wiki/Наёмное_рабство"><text:span text:style-name="T4">W</text:span></text:a></text:p>
      <text:p text:style-name="Horizontal_20_Line"/>
      <text:p text:style-name="Horizontal_20_Line"/>
      <text:h text:style-name="P7" text:outline-level="2">Экономика</text:h>
      <text:p text:style-name="P5"><text:span text:style-name="T2">Экономика</text:span><text:span text:style-name="T3"> — хозяйственная деятельность общества, а также совокупность отношений, складывающихся в системе производства, распределения, обмена и потребления. </text:span><text:a xlink:type="simple" xlink:href="https://ru.wikipedia.org/wiki/%DD%EA%EE%ED%EE%EC%E8%EA%E0"><text:span text:style-name="T4">W</text:span></text:a></text:p>
      <text:p text:style-name="P5"><text:span text:style-name="T2">Инновационная экономика</text:span><text:span text:style-name="T3"> (экономика знаний, интеллектуальная экономика) — тип экономики, основанной на потоке инноваций, на постоянном технологическом совершенствовании, на производстве и экспорте высокотехнологичной продукции с очень высокой добавочной стоимостью и самих технологий. Предполагается, что при этом в основном прибыль создаёт интеллект новаторов и учёных, информационная сфера, а не материальное производство (индустриальная экономика) и не концентрация финансов (капитала). </text:span><text:a xlink:type="simple" xlink:href="https://ru.wikipedia.org/wiki/Инновационная_экономика"><text:span text:style-name="T4">W</text:span></text:a></text:p>
      <text:p text:style-name="P6"><text:soft-page-break/><text:span text:style-name="T3">Инфраструктура инновационной экономики </text:span><text:a xlink:type="simple" xlink:href="https://ru.wikipedia.org/wiki/Инновационная_экономика#.D0.98.D0.BD.D1.84.D1.80.D0.B0.D1.81.D1.82.D1.80.D1.83.D0.BA.D1.82.D1.83.D1.80.D0.B0_.D0.B8.D0.BD.D0.BD.D0.BE.D0.B2.D0.B0.D1.86.D0.B8.D0.BE.D0.BD.D0.BD.D0.BE.D0.B9_.D1.8D.D0.BA.D0.BE.D0.BD.D0.BE.D0.BC.D0.B8.D0.BA.D0.B8"><text:span text:style-name="T4">W</text:span></text:a></text:p>
      <text:p text:style-name="P6"><text:span text:style-name="T3">1. Развитие конкуренции с целью формирования спроса и предложения инноваций и их избыточности.</text:span></text:p>
      <text:p text:style-name="P6"><text:span text:style-name="T3">2. Создание эффективных наукоемких производств, секторов и отраслей.</text:span></text:p>
      <text:p text:style-name="P6"><text:span text:style-name="T3">3. Формирование процессов диффузии технологий к их потребителям.</text:span></text:p>
      <text:p text:style-name="P6"><text:span text:style-name="T3">4. Модернизация экономики и инфраструктуры.</text:span></text:p>
      <text:p text:style-name="P6"><text:span text:style-name="T3">5. Модернизация и повышение эффективности человеческого капитала в направлении повышения его креативности и инновационности.</text:span></text:p>
      <text:p text:style-name="P6"><text:span text:style-name="T3">6. Независимая экспертиза исследовательских проектов, направлений исследований, а также научных и инженерных коллективов.</text:span></text:p>
      <text:p text:style-name="P6"><text:span text:style-name="T3">7. Законодательство, регулирующие отношения в сфере инновационной экономики.</text:span></text:p>
      <text:p text:style-name="P6"><text:span text:style-name="T3">8. Форсайт-центры, форсайт-проекты, создание дорожных карт, которые позволяют снизить риски внедрения новых продуктов и координировать усилия коллективов-разработчиков.</text:span></text:p>
      <text:p text:style-name="P6"><text:span text:style-name="T3">9. Разнообразные экспертные и научные прогнозные организации, сообщества и сети, позволяющие формировать видение будущего.</text:span></text:p>
      <text:p text:style-name="P6"><text:span text:style-name="T3">10. Специализированные образовательные центры (например, Массачусетский технологический институт, Стэнфордский университет), институты и школы, позволяющие готовить не только учёных и инженеров, но и предпринимателей, способных к продвижению инновационных проектов.</text:span></text:p>
      <text:p text:style-name="P6"><text:span text:style-name="T3">11. Центры коммерциализации технологий и разработок.</text:span></text:p>
      <text:p text:style-name="P5"><text:span text:style-name="T2">Венчурный бизнес</text:span><text:span text:style-name="T3"> — рискованный научно-технический или технологический бизнес. Фундаментальной и прикладной, и появился на свет как требование экономического развития в качестве недостающего звена между наукой и производством. </text:span><text:a xlink:type="simple" xlink:href="https://ru.wikipedia.org/wiki/Венчурный_бизнес"><text:span text:style-name="T4">W</text:span></text:a></text:p>
      <text:p text:style-name="P5"><text:span text:style-name="T2">Информация</text:span><text:span text:style-name="T3"> — сведения, воспринимаемые человеком или специальными устройствами как отражение фактов материального мира в процессе коммуникации. </text:span><text:a xlink:type="simple" xlink:href="https://ru.wikipedia.org/wiki/Информация"><text:span text:style-name="T4">W</text:span></text:a></text:p>
      <text:p text:style-name="P5"><text:span text:style-name="T2">Инновация, нововведение</text:span><text:span text:style-name="T3"> — это внедрённое новшество, обеспечивающее качественный рост эффективности процессов или продукции, востребованное рынком. Является конечным результатом интеллектуальной деятельности человека, его фантазии, творческого процесса, открытий, изобретений и рационализации. Примером инновации является выведение на рынок продукции (товаров и услуг) с новыми потребительскими свойствами или качественным повышением эффективности производственных систем. </text:span><text:a xlink:type="simple" xlink:href="https://ru.wikipedia.org/wiki/Инновация"><text:span text:style-name="T4">W</text:span></text:a></text:p>
      <text:p text:style-name="P3"><text:span text:style-name="T1">Инновация</text:span> — введённый в употребление новый или значительно улучшенный продукт (товар, услуга) или процесс, новый метод продаж или новый организационный метод в деловой практике, организации рабочих мест или во внешних связях.</text:p>
      <text:h text:style-name="P8" text:outline-level="3"><text:soft-page-break/>Ресурсо-ориентированная экономика</text:h>
      <text:p text:style-name="P5"><text:span text:style-name="T2">Ресурсо-ориентированная экономика</text:span><text:span text:style-name="T3"> (англ. Resource Based Economy) — это система, в которой все вещи и услуги доступны без использования какого-либо товарно-денежного обмена (денег, бартера и т. п.). Ресурсо-ориентированная экономика (предложена футурологом Жаком Фреско) возможна лишь в том случае, если все природные ресурсы будут признаны общим достоянием всех жителей планеты. </text:span><text:a xlink:type="simple" xlink:href="https://ru.wikipedia.org/wiki/%D0%E5%F1%F3%F0%F1%EE-%EE%F0%E8%E5%ED%F2%E8%F0%EE%E2%E0%ED%ED%E0%FF_%FD%EA%EE%ED%EE%EC%E8%EA%E0"><text:span text:style-name="T4">W</text:span></text:a></text:p>
      <text:p text:style-name="P3">Основные идеи. Современное общество имеет доступ к высоким передовым технологиям и может обеспечить питание, одежду, жильё, медицинский уход всем жителям планеты; обновление системы образования, а также разработки неограниченного количества возобновляемых, не загрязняющих окружающую среду источников энергии создадут благоприятные условия для эффективного развития социальной модели нового типа, где деньги как вид расчёта просто не будут иметь смысл, каждый сможет пользоваться очень высоким уровнем жизни со всеми удобствами высокотехнологичного общества.</text:p>
      <text:p text:style-name="P5"><text:span text:style-name="T2">Экономика окружающей среды</text:span><text:span text:style-name="T3"> (англ. Environmental Economics) — раздел экономики, изучающий экономические аспекты взаимоотношений природы и общества. </text:span><text:a xlink:type="simple" xlink:href="https://ru.wikipedia.org/wiki/Экономика_окружающей_среды"><text:span text:style-name="T4">W</text:span></text:a></text:p>
      <text:p text:style-name="P5"><text:span text:style-name="T2">Зелëная экономика</text:span><text:span text:style-name="T3"> — направление в экономической науке, сформировавшееся в последние 2 десятилетия, в рамках которого считается, что экономика является зависимым компонентом природной среды, в пределах которой она существует и является ее частью. </text:span><text:a xlink:type="simple" xlink:href="https://ru.wikipedia.org/wiki/Зелёная_экономика"><text:span text:style-name="T4">W</text:span></text:a></text:p>
      <text:h text:style-name="P8" text:outline-level="3">Экономика знаний</text:h>
      <text:p text:style-name="P5"><text:span text:style-name="T2">Экономика знаний</text:span><text:span text:style-name="T3"> - высший этап развития постиндустриальной экономики и инновационной экономики. Часто термин экономика знаний используют как синоним инновационной экономики. Однако экономика знаний - высший этап развития инновационной экономики. И является базой, фундаментом общества знаний или информационного общества. </text:span><text:a xlink:type="simple" xlink:href="https://ru.wikipedia.org/wiki/%DD%EA%EE%ED%EE%EC%E8%EA%E0_%E7%ED%E0%ED%E8%E9"><text:span text:style-name="T4">W</text:span></text:a></text:p>
      <text:p text:style-name="P5"><text:span text:style-name="T2">Информационное общество</text:span><text:span text:style-name="T3"> — общество, в котором большинство работающих занято производством, хранением, переработкой и реализацией информации, особенно высшей её формы — знаний. </text:span><text:a xlink:type="simple" xlink:href="https://ru.wikipedia.org/wiki/Информационное_общество"><text:span text:style-name="T4">W</text:span></text:a></text:p>
      <text:p text:style-name="P6"><text:span text:style-name="T3">Для этой стадии развития общества и экономики характерно:</text:span></text:p>
      <text:p text:style-name="P6"><text:span text:style-name="T3">- увеличение роли информации, знаний и информационных технологий в жизни общества;</text:span></text:p>
      <text:p text:style-name="P6"><text:span text:style-name="T3">- возрастание числа людей, занятых информационными технологиями, коммуникациями и производством информационных продуктов и услуг, рост их доли в валовом внутреннем продукте;</text:span></text:p>
      <text:p text:style-name="P6"><text:span text:style-name="T3">- нарастающая </text:span><text:a xlink:type="simple" xlink:href="https://ru.wikipedia.org/wiki/Информатизация"><text:span text:style-name="T4">информатизация</text:span></text:a><text:span text:style-name="T3"> общества с использованием телефонии, радио, телевидения, сети Интернет, а также традиционных и электронных СМИ;</text:span></text:p>
      <text:p text:style-name="P6"><text:span text:style-name="T3">- создание глобального </text:span><text:a xlink:type="simple" xlink:href="https://ru.wikipedia.org/wiki/Информационное_пространство"><text:span text:style-name="T4">информационного пространства</text:span></text:a><text:span text:style-name="T3">, обеспечивающего: эффективное информационное взаимодействие людей; их доступ к мировым информационным ресурсам; удовлетворение их потребностей в информационных продуктах и услугах.</text:span></text:p>
      <text:p text:style-name="P6"><text:soft-page-break/><text:span text:style-name="T3">- развитие </text:span><text:a xlink:type="simple" xlink:href="https://ru.wikipedia.org/wiki/Электронная_демократия"><text:span text:style-name="T4">электронной демократии</text:span></text:a><text:span text:style-name="T3">, </text:span><text:a xlink:type="simple" xlink:href="https://ru.wikipedia.org/wiki/Информационная_экономика"><text:span text:style-name="T4">информационной экономики</text:span></text:a><text:span text:style-name="T3">, </text:span><text:a xlink:type="simple" xlink:href="https://ru.wikipedia.org/wiki/Электронное_государство"><text:span text:style-name="T4">электронного государства</text:span></text:a><text:span text:style-name="T3">, </text:span><text:a xlink:type="simple" xlink:href="https://ru.wikipedia.org/wiki/Электронное_правительство"><text:span text:style-name="T4">электронного правительства</text:span></text:a><text:span text:style-name="T3">, цифровых рынков, электронных социальных и хозяйствующих сетей.</text:span></text:p>
      <text:p text:style-name="P5"><text:span text:style-name="T2">Информационный работник</text:span><text:span text:style-name="T3"> (англ. knowledge worker) — работник умственного труда (категория работников, чья деятельность связана с обработкой имеющейся информации и получением новой информации; включает программистов, аналитиков, специалистов по планированию и др.; иногда в эту группу включают всех работников, обладающих высоким уровнем образования или связанных с образованием (в том числе, учёных, преподавателей и студентов); </text:span><text:a xlink:type="simple" xlink:href="https://ru.wikipedia.org/wiki/Информационный_работник"><text:span text:style-name="T4">W</text:span></text:a></text:p>
      <text:p text:style-name="P5"><text:span text:style-name="T2">Человеческий капитал</text:span><text:span text:style-name="T3"> — совокупность знаний, умений, навыков, использующихся для удовлетворения многообразных потребностей человека и общества в целом. Кратко: Человеческий капитал — это интеллект, здоровье, знания, качественный и производительный труд и качество жизни. </text:span><text:a xlink:type="simple" xlink:href="https://ru.wikipedia.org/wiki/Человеческий_капитал"><text:span text:style-name="T4">W</text:span></text:a></text:p>
      <text:h text:style-name="P8" text:outline-level="3">Ноосфера</text:h>
      <text:p text:style-name="P5"><text:span text:style-name="T2">Ноосфера</text:span><text:span text:style-name="T3"> (греч. разум + шар) — сфера разума; сфера взаимодействия общества и природы, в границах которой разумная человеческая деятельность становится определяющим фактором развития. Ноосфера — предположительно новая, высшая стадия эволюции биосферы, становление которой связано с развитием общества, оказывающего глубокое воздействие на природные процессы. Согласно В. И. Вернадскому, «в биосфере существует великая геологическая, быть может, космическая сила, планетное действие которой обычно не принимается во внимание в представлениях о космосе… Эта сила есть разум человека, устремленная и организованная воля его как существа общественного». </text:span><text:a xlink:type="simple" xlink:href="https://ru.wikipedia.org/wiki/Ноосфера"><text:span text:style-name="T4">W</text:span></text:a></text:p>
      <text:p text:style-name="P5"><text:span text:style-name="T2">Суперорганизм</text:span><text:span text:style-name="T3"> — организм, состоящий из множества организмов. Обычно это социальная единица, где происходит разделение труда на основе специализации особей, и где по отдельности организмы выжить не в состоянии. </text:span><text:a xlink:type="simple" xlink:href="https://ru.wikipedia.org/wiki/Суперорганизм"><text:span text:style-name="T4">W</text:span></text:a></text:p>
      <text:p text:style-name="Horizontal_20_Line"/>
      <text:p text:style-name="Horizontal_20_Line"/>
      <text:h text:style-name="P7" text:outline-level="2">Валюта и деньги</text:h>
      <text:h text:style-name="P8" text:outline-level="3">Валюта</text:h>
      <text:p text:style-name="P5"><text:span text:style-name="T2">Валюта</text:span><text:span text:style-name="T3"> (англ. Currency) в широком смысле этого слова представляет собой любой товар, способный выполнять функцию денег при совершении обмена товарами на рынке внутри страны или на международном рынке. В узком смысле валюта представляет собой денежную единицу — ключевой элемент денежной системы государства, а также региональной или мировой валютной системы: денежный знак, полноценная монета, счётная денежная единица и другие выполняющие функции денег меры стоимости, средства обращения и платежа. К валюте установлены два основных требования: подлинность и платёжность. </text:span><text:a xlink:type="simple" xlink:href="https://ru.wikipedia.org/wiki/%C2%E0%EB%FE%F2%E0"><text:span text:style-name="T4">W</text:span></text:a></text:p>
      <text:p text:style-name="P5"><text:soft-page-break/><text:span text:style-name="T3">Валюта и деньги. В узком смысле (как основная денежная единица государства) валюта — более узкое понятие, чем деньги и чем денежная единица. Некоторые функции денег при определённых обстоятельствах могут выполнять некоторые товары (товарные деньги). Так, например, в Германии в первые годы после окончания Второй мировой войны, в Западной зоне оккупации на чёрном рынке роль денег играли американские сигареты. В России в начале 90-х годов XX века в период гиперинфляции функции денег могли выполнять водка, сахар, сигареты и другие товары повседневного спроса, которые валютой в узком смысле при этом не являлись. Основное предназначение денежной единицы — выражать стоимость товаров и услуг. Так, цена может быть выражена в копейках или других вспомогательных денежных единицах. </text:span><text:a xlink:type="simple" xlink:href="https://ru.wikipedia.org/wiki/%C2%E0%EB%FE%F2%E0#.D0.92.D0.B0.D0.BB.D1.8E.D1.82.D0.B0_.D0.B8_.D0.B4.D0.B5.D0.BD.D1.8C.D0.B3.D0.B8"><text:span text:style-name="T4">W</text:span></text:a></text:p>
      <text:p text:style-name="P5"><text:span text:style-name="T2">Дополнительная валюта</text:span><text:span text:style-name="T3"> — валюта, которая по соглашению определённого круга лиц может дополнять или заменять национальную валютную систему. Термин охватывает региональную валюту, частные деньги и валюту сообществ. </text:span><text:a xlink:type="simple" xlink:href="https://ru.wikipedia.org/wiki/Дополнительная_валюта"><text:span text:style-name="T4">W</text:span></text:a></text:p>
      <text:p text:style-name="P5"><text:span text:style-name="T2">Региональная валюта</text:span><text:span text:style-name="T3"> (</text:span><text:span text:style-name="T2">локальная валюта</text:span><text:span text:style-name="T3">) — платёжная и инвестиционная денежная единица, принятая к пользованию внутри какого-либо региона или области и признанная в этом качестве коммунальными, муниципальными либо иными демократически избранными местными властями, а также торгово-промышленными, аграрными, финансовыми, общественными и прочими организациями, а также частными лицами. </text:span><text:a xlink:type="simple" xlink:href="https://ru.wikipedia.org/wiki/Региональная_валюта"><text:span text:style-name="T4">W</text:span></text:a></text:p>
      <text:p text:style-name="P5"><text:span text:style-name="T2">Виртуальная валюта</text:span><text:span text:style-name="T3"> или игровая валюта — частные электронные деньги, которые используются для приобретения и продажи виртуальных товаров в различных сетевых сообществах: социальных сетях, виртуальных мирах и онлайн-играх. </text:span><text:a xlink:type="simple" xlink:href="https://ru.wikipedia.org/wiki/Виртуальная_валюта"><text:span text:style-name="T4">W</text:span></text:a></text:p>
      <text:h text:style-name="P8" text:outline-level="3">Деньги</text:h>
      <text:p text:style-name="P3"><text:span text:style-name="T1">Деньги</text:span> — специфический товар максимальной ликвидности, который является универсальным эквивалентом стоимости других товаров или услуг.</text:p>
      <text:p text:style-name="P4">Основные функции денег</text:p>
      <text:p text:style-name="P4">1. Мера стоимости. Разнородные товары приравниваются и обмениваются между собой на основании цены.</text:p>
      <text:p text:style-name="P4">2. Средство обращения. Деньги используются в качестве посредника в обращении товаров.</text:p>
      <text:p text:style-name="P4">3. Средство платежа. Деньги используются при регистрации долгов и их уплаты.</text:p>
      <text:p text:style-name="P4">4. Средство накопления. Деньги, накопленные, но не использованные, позволяют переносить покупательную способность из настоящего в будущее.</text:p>
      <text:p text:style-name="P4">5. Мировые деньги. Внешнеторговые связи, международные займы, оказание услуг внешнему партнёру вызвали появление мировых денег.</text:p>
      <text:p text:style-name="P5"><text:span text:style-name="T3">Мировые деньги — функция денег, заключающаяся в том, что деньги используются в качестве средства расчётов в международном платёжном </text:span><text:soft-page-break/><text:span text:style-name="T3">обороте между странами. </text:span><text:a xlink:type="simple" xlink:href="https://ru.wikipedia.org/wiki/Деньги#.D0.9A.D0.BE.D0.BB.D0.BB.D0.B5.D0.BA.D1.82.D0.B8.D0.B2.D0.BD.D1.8B.D0.B5_.D0.B8_.D0.BC.D0.B8.D1.80.D0.BE.D0.B2.D1.8B.D0.B5_.D0.B4.D0.B5.D0.BD.D1.8C.D0.B3.D0.B8_.28.D0.B2.D0.B0.D0.BB.D1.8E.D1.82.D1.8B.29"><text:span text:style-name="T4">W</text:span></text:a></text:p>
      <text:p text:style-name="P5"><text:span text:style-name="T2">Фиатные (символические, бумажные, декретированные, ненастоящие) деньги</text:span><text:span text:style-name="T3"> — деньги, не имеющие самостоятельной стоимости или она несоразмерна с номиналом. Фиатные деньги не имеют ценности, но способны выполнять функции денег, поскольку государство принимает их в качестве уплаты налогов, а также объявляет законным платёжным средством на своей территории. </text:span><text:a xlink:type="simple" xlink:href="https://ru.wikipedia.org/wiki/Деньги#.D0.A4.D0.B8.D0.B0.D1.82.D0.BD.D1.8B.D0.B5_.D0.B4.D0.B5.D0.BD.D1.8C.D0.B3.D0.B8"><text:span text:style-name="T4">W</text:span></text:a></text:p>
      <text:p text:style-name="P5"><text:span text:style-name="T2">Фиатные деньги</text:span><text:span text:style-name="T3"> (от лат. fiat — декрет, указание, «да будет так») — деньги, законные платёжные средства, номинальная стоимость которых устанавливается, обеспечивается и гарантируется государством посредством его авторитета и власти. При этом самостоятельной стоимости такие деньги не имеют или она несоизмерима с назначенным номиналом. Фиатные деньги не имеют гарантий обмена в фиксированной пропорции (привязку курса) на другую вещь (например на золото). </text:span><text:a xlink:type="simple" xlink:href="https://ru.wikipedia.org/wiki/Фиатные_деньги"><text:span text:style-name="T4">W</text:span></text:a></text:p>
      <text:p text:style-name="P5"><text:span text:style-name="T2">Кредитные деньги</text:span><text:span text:style-name="T3"> — это форма денег, представляют собой неразменные на золото банкноты центральных банков и на их основе — банковские депозиты. Представляют собой права требования в будущем в отношении физических или юридических лиц специальным образом оформленный долг (обычно в форме передаваемой ценной бумаги), которые можно использовать для покупки товаров (услуг) или оплаты собственных долгов. Кредитные деньги отличаются от обеспеченных денег тем, что плательщик (должник) не обязательно должен всё время иметь имущество, достаточное для уплаты долга. Оплата по таким долгам обычно производится в определённый срок, хотя есть варианты, когда оплата производится в любое время по первому требованию. Кредитные деньги несут в себе риск неисполнения требования. Примеры кредитных денег: вексель, чек, облигация, единицы стоимости электронных нефиатных платёжных систем (разновидность электронных денег).</text:span><text:a xlink:type="simple" xlink:href="https://ru.wikipedia.org/wiki/Кредитные_деньги"><text:span text:style-name="T4">W</text:span></text:a></text:p>
      <text:p text:style-name="P5"><text:span text:style-name="T3">Денежная иллюзия - Это термин, описывающий склонность людей воспринимать номинальную стоимость денег, а не их реальную стоимость, выражающуюся в покупательной способности. Иначе говоря, большинство людей больше обращают внимание на цифровой номинал денег, хотя важны количественные соотношения при покупке товаров. Это заблуждение вызвано отсутствием самостоятельной ценности фиатных денег, реальной ценностью которых есть их возможность обмена на товары и услуги, а также возможность платить налоги. </text:span><text:a xlink:type="simple" xlink:href="https://ru.wikipedia.org/wiki/Деньги#.D0.94.D0.B5.D0.BD.D0.B5.D0.B6.D0.BD.D0.B0.D1.8F_.D0.B8.D0.BB.D0.BB.D1.8E.D0.B7.D0.B8.D1.8F"><text:span text:style-name="T4">W</text:span></text:a><text:span text:style-name="T3"> </text:span><text:a xlink:type="simple" xlink:href="https://ru.wikipedia.org/wiki/Денежная_иллюзия"><text:span text:style-name="T4">W</text:span></text:a></text:p>
      <text:p text:style-name="P5"><text:span text:style-name="T2">Частные деньги</text:span><text:span text:style-name="T3"> (англ. private currency) — негосударственные фидуциарные деньги, эмитируемые и используемые в обращении частными институциональными субъектами. Во многих странах выпуск подобного вида денег запрещён законом или строго регламентирован. В Шотландии и Северной Ирландии государство лицензирует частные банки для выпуска собственных бумажных денег. В наши дни отдельные частные учреждения выпускают в обращение электронные деньги. Количество совершаемых сделок с подобными валютами достигает нескольких миллиардов долларов в год. </text:span><text:a xlink:type="simple" xlink:href="https://ru.wikipedia.org/wiki/Частные_деньги"><text:span text:style-name="T4">W</text:span></text:a></text:p>
      <text:p text:style-name="P5"><text:span text:style-name="T2">Токен (денежный знак)</text:span><text:span text:style-name="T3"> — частный денежный знак, как правило, металлический. Токены выпускались купцами, предпринимателями и банками в связи с нехваткой государственных денежных знаков. </text:span><text:a xlink:type="simple" xlink:href="https://ru.wikipedia.org/wiki/Токен_(денежный_знак)"><text:span text:style-name="T4">W</text:span></text:a></text:p>
      <text:h text:style-name="P8" text:outline-level="3"><text:soft-page-break/>Деньги Гезеля</text:h>
      <text:p text:style-name="P5"><text:span text:style-name="T2">Свободные деньги</text:span><text:span text:style-name="T3"> — понятие, введённое немецким экономистом Сильвио Гезеллем, для того, чтобы обозначить деньги, используемые только как инструмент обмена (мера стоимости и средство обмена), и при этом «свободные от процентов». </text:span><text:a xlink:type="simple" xlink:href="https://ru.wikipedia.org/wiki/Свободные_деньги"><text:span text:style-name="T4">W</text:span></text:a></text:p>
      <text:p text:style-name="P3"><text:span text:style-name="T1">Шваненкирхен.</text:span> В 1931 году в баварской деревне Шваненкирхен (нем. Schwanenkirchen) для возрождения угольной шахты стали использовать частную валюту под названием вара (wära). Эта валюта планомерно обесценивалась, для поддержания платёжеспособности наличности держатели были обязаны платить сбор. Таким образом была ограничена возможность использования этой валюты для накоплений и тем самым стимулировался активный товарообмен.</text:p>
      <text:p text:style-name="P3"><text:span text:style-name="T1">Вёргль.</text:span> Вторым практическим применением взглядов Гезелля был эксперимент в 1932 году в австрийском городке Вёргль с населением 3 000 человек. В результате эксперимента в городе был построен мост, улучшено состояние дорог, увеличились капиталовложения в общественные службы. Именно в это время, когда многие страны Европы вынуждены были бороться с растущей безработицей, уровень безработицы в Вёргле снизился за год на 25 %.</text:p>
      <text:p text:style-name="P3"><text:span text:style-name="T1">WIR.</text:span> Одна из самых мощных систем свободных денег — швейцарский WIR (нем. Wirtschaftsring-Genossenschaft, хозяйственно-рыночный кооператив), насчитывающий 62 тысячи участников и обеспечивающий ежегодный оборот в эквиваленте 1 млрд 650 млн швейцарских франков (в настоящее время налог Гезелля не используют). WIR был основан в 1934 году как механизм преодоления платежного кризиса, сложившегося под влиянием великой депрессии.</text:p>
      <text:p text:style-name="P5"><text:span text:style-name="T2">Шаймуратово.</text:span><text:span text:style-name="T3"> В 2011 году деревня стала известна в СМИ из-за монетарно-валютного эксперимента, запущенного местным предпринимателем Артуром Нургалиевым — собственником и генеральным директором местного сельскохозяйственного предприятия. Автором идеи был экономист Рустам Давлетбаев. Предприниматель по собственной инициативе ввёл в оборот местную валюту — «шаймуратики», призванную заменить бытовавшую до этого натуральную оплату труда. Валютой выдают часть зарплаты работникам предприятия, её принимают к оплате в местных магазинах, ею же можно расплачиваться за услуги. Положительный эффект от эксперимента стал заметен очень скоро. Частичный переход на локальную валюту резко оживил микроэкономику села: товарооборот вырос сразу в 12 раз. Эксперимент также значительно улучшил экономику предприятия и фактически спас его от банкротства. </text:span><text:a xlink:type="simple" xlink:href="https://ru.wikipedia.org/wiki/Шаймуратово#.D0.9C.D0.BE.D0.BD.D0.B5.D1.82.D0.B0.D1.80.D0.BD.D1.8B.D0.B9_.D1.8D.D0.BA.D1.81.D0.BF.D0.B5.D1.80.D0.B8.D0.BC.D0.B5.D0.BD.D1.82"><text:span text:style-name="T4">W</text:span></text:a></text:p>
      <text:p text:style-name="P5"><text:span text:style-name="T2">Торговая система местного обмена (англ. Local Exchange Trading System, LETS)</text:span><text:span text:style-name="T3"> — система упорядочивания обмена товарами и услугами между членами сообщества. Обычно является некоммерческой организацией или кооперативом, которые предоставляют своим членам информацию о спросе/предложении и механизм взаимных расчётов на основании внутренней валюты сообщества, эмитентом которой они сами и являются. Различные системы местного обмена присваивают внутренним валютам собственные имена, добавляя «местный аромат». </text:span><text:a xlink:type="simple" xlink:href="https://ru.wikipedia.org/wiki/Local_Exchange_Trading_Systems"><text:span text:style-name="T4">W</text:span></text:a></text:p>
      <text:p text:style-name="P5"><text:soft-page-break/><text:span text:style-name="T2">Итакский час</text:span><text:span text:style-name="T3"> — местная валюта, используется в городе Итака США и является старейшей и крупнейшей действующей системой местной валюты в США. Один итакский час рекомендуется как средство платежа за один час работы одного человека, хотя возможны и иные договорённости. Установлен курс обмена одного итакского часа на 10 американских долларов, но эмитент не обязуется проводить обмен по какому-либо курсу и не формирует резервы обеспечения. </text:span><text:a xlink:type="simple" xlink:href="https://ru.wikipedia.org/wiki/Итакский_час"><text:span text:style-name="T4">W</text:span></text:a></text:p>
      <text:p text:style-name="P5"><text:span text:style-name="T2">Экономика, основанная на временном факторе, ЭВФ</text:span><text:span text:style-name="T3"> — теория об экономической системе, в которой основой определения коэффициентов обмена (стоимости), размера налогов, величина зарплаты является рабочее время (служебные часы). Именно опора на фактор времени отличает ЭВФ от большинства других экономических систем. ЭВФ исходит из представлений, что современные экономические системы опираются на факторы, которые имеют разное значение для разных людей (наличие капитала, обладание правом собственности на земельный участок, законодательно закрепленная или природная монополия и т. п.). Кому-то обязательно приходится приспосабливаться к правилам, которые других устраивают без всяких изменений. Для кого-то эти условия обязательно будут несправедливыми. Приверженцы ЭВФ считают, что причиной несправедливости в сегодняшних системах является отсутствие постоянных правил ведения экономики и установления стоимостей. Предполагается, что недостатки современных систем можно устранить, если бы основой экономики стали законы природы. Время является объективным показателем, его длительность не могут регулировать или изменять политические решения. Это позволяет считать такой показатель самой справедливой основой экономической системы. </text:span><text:a xlink:type="simple" xlink:href="https://ru.wikipedia.org/wiki/Экономика,_основанная_на_временном_факторе"><text:span text:style-name="T4">W</text:span></text:a></text:p>
      <text:h text:style-name="P8" text:outline-level="3">Цифровая (электронная) валюта</text:h>
      <text:p text:style-name="P5"><text:span text:style-name="T2">Цифровая (электронная) валюта</text:span><text:span text:style-name="T3"> — электронные деньги, которые используются как альтернативная или дополнительная валюта. В настоящее время, цифровые валюты не выпускаются национальными центральными банками. Чаще всего их стоимость привязана к национальными валютами, но есть и другие базы для обмена. Привязка может быть к драгоценным металлам (E-gold, WebMoney Gold — WMG), также встречается плавающий валютный курс (bitcoin и другие криптовалюты). </text:span><text:a xlink:type="simple" xlink:href="https://ru.wikipedia.org/wiki/Цифровая_валюта"><text:span text:style-name="T4">W</text:span></text:a></text:p>
      <text:p text:style-name="P5"><text:span text:style-name="T2">Криптовалюта</text:span><text:span text:style-name="T3"> (от англ. Cryptocurrency) — вид цифровой валюты, эмиссия и учёт которой основаны на асимметричном шифровании и применении различных криптографических методов защиты, таких как </text:span><text:a xlink:type="simple" xlink:href="https://ru.wikipedia.org/wiki/Proof-of-work"><text:span text:style-name="T4">Proof-of-work</text:span></text:a><text:span text:style-name="T3"> и/или </text:span><text:a xlink:type="simple" xlink:href="https://ru.wikipedia.org/wiki/Proof-of-stake"><text:span text:style-name="T4">Proof-of-stake</text:span></text:a><text:span text:style-name="T3">. Функционирование системы происходит децентрализовано в распределённой компьютерной сети. </text:span><text:a xlink:type="simple" xlink:href="https://ru.wikipedia.org/wiki/Криптовалюта"><text:span text:style-name="T4">W</text:span></text:a></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f1983  </meta:initial-creator>
    <meta:creation-date>2015-05-10T17:56:00.979949162</meta:creation-date>
    <dc:date>2015-05-10T18:01:16.951800267</dc:date>
    <dc:creator>prof1983  </dc:creator>
    <meta:editing-duration>P0D</meta:editing-duration>
    <meta:editing-cycles>1</meta:editing-cycles>
    <meta:document-statistic meta:table-count="0" meta:image-count="0" meta:object-count="0" meta:page-count="11" meta:paragraph-count="118" meta:word-count="3203" meta:character-count="26598" meta:non-whitespace-character-count="23428"/>
    <meta:generator>LibreOffice/4.2.8.2$Linux_X86_64 LibreOffice_project/420m0$Build-2</meta:generator>
  </office:meta>
</office:document-meta>
</file>